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15ce49" officeooo:paragraph-rsid="0015ce49"/>
    </style:style>
    <style:style style:name="P2" style:family="paragraph" style:parent-style-name="Standard">
      <style:paragraph-properties fo:text-align="start" style:justify-single-word="false"/>
      <style:text-properties officeooo:rsid="0015ce49" officeooo:paragraph-rsid="0015ce49"/>
    </style:style>
    <style:style style:name="P3" style:family="paragraph" style:parent-style-name="Standard">
      <style:paragraph-properties fo:text-align="start" style:justify-single-word="false"/>
      <style:text-properties style:text-underline-style="solid" style:text-underline-width="auto" style:text-underline-color="font-color" fo:font-weight="bold" officeooo:rsid="0015ce49" officeooo:paragraph-rsid="0015ce49" style:font-weight-asian="bold" style:font-weight-complex="bold"/>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6f607" officeooo:paragraph-rsid="0016f607"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c399" officeooo:paragraph-rsid="0019c399"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17ded9" officeooo:paragraph-rsid="0017ded9" style:font-weight-asian="normal" style:font-weight-complex="normal"/>
    </style:style>
    <style:style style:name="P7" style:family="paragraph" style:parent-style-name="Standard">
      <style:paragraph-properties fo:text-align="start" style:justify-single-word="false"/>
      <style:text-properties style:text-underline-style="solid" style:text-underline-width="auto" style:text-underline-color="font-color" fo:font-weight="normal" officeooo:rsid="0019c399" officeooo:paragraph-rsid="0019c399" style:font-weight-asian="normal" style:font-weight-complex="normal"/>
    </style:style>
    <style:style style:name="P8" style:family="paragraph" style:parent-style-name="Standard">
      <style:paragraph-properties fo:text-align="center" style:justify-single-word="false"/>
      <style:text-properties style:text-underline-style="solid" style:text-underline-width="auto" style:text-underline-color="font-color" officeooo:rsid="0015ce49" officeooo:paragraph-rsid="0015ce49"/>
    </style:style>
    <style:style style:name="P9" style:family="paragraph" style:parent-style-name="Standard" style:list-style-name="L2">
      <style:paragraph-properties fo:text-align="start" style:justify-single-word="false"/>
      <style:text-properties officeooo:paragraph-rsid="0015ce49"/>
    </style:style>
    <style:style style:name="P10" style:family="paragraph" style:parent-style-name="Standard" style:list-style-name="L2">
      <style:paragraph-properties fo:text-align="start" style:justify-single-word="false"/>
      <style:text-properties officeooo:rsid="0016f607" officeooo:paragraph-rsid="0016f607"/>
    </style:style>
    <style:style style:name="P11" style:family="paragraph" style:parent-style-name="Standard">
      <style:paragraph-properties fo:text-align="start" style:justify-single-word="false"/>
      <style:text-properties officeooo:rsid="0016f607" officeooo:paragraph-rsid="0016f607"/>
    </style:style>
    <style:style style:name="P12" style:family="paragraph" style:parent-style-name="Standard">
      <style:paragraph-properties fo:text-align="start" style:justify-single-word="false"/>
      <style:text-properties style:text-underline-style="none" fo:font-weight="normal" officeooo:rsid="0017ded9" officeooo:paragraph-rsid="0017ded9"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19c399" officeooo:paragraph-rsid="0019c399" style:font-weight-asian="normal" style:font-weight-complex="normal"/>
    </style:style>
    <style:style style:name="P14" style:family="paragraph" style:parent-style-name="Standard">
      <style:text-properties style:text-underline-style="none" officeooo:rsid="0015ce49" officeooo:paragraph-rsid="0015ce49"/>
    </style:style>
    <style:style style:name="P15" style:family="paragraph" style:parent-style-name="Standard">
      <style:paragraph-properties fo:text-align="center" style:justify-single-word="false"/>
      <style:text-properties style:text-underline-style="none" officeooo:rsid="0015ce49" officeooo:paragraph-rsid="0015ce49"/>
    </style:style>
    <style:style style:name="P16" style:family="paragraph" style:parent-style-name="Standard">
      <style:paragraph-properties fo:text-align="start" style:justify-single-word="false"/>
      <style:text-properties fo:font-style="italic" style:text-underline-style="none" fo:font-weight="normal" officeooo:rsid="0017ded9" officeooo:paragraph-rsid="0017ded9"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style:text-underline-style="none" fo:font-weight="bold" officeooo:rsid="001b577b" officeooo:paragraph-rsid="001b577b" style:font-style-asian="italic" style:font-weight-asian="bold" style:font-style-complex="italic" style:font-weight-complex="bold"/>
    </style:style>
    <style:style style:name="P18" style:family="paragraph" style:parent-style-name="Standard">
      <style:paragraph-properties fo:text-align="start" style:justify-single-word="false"/>
      <style:text-properties fo:font-style="italic" style:text-underline-style="none" fo:font-weight="bold" officeooo:rsid="001c0baf" officeooo:paragraph-rsid="001c0baf" style:font-style-asian="italic" style:font-weight-asian="bold" style:font-style-complex="italic" style:font-weight-complex="bold"/>
    </style:style>
    <style:style style:name="P19" style:family="paragraph" style:parent-style-name="Standard">
      <style:paragraph-properties fo:text-align="start" style:justify-single-word="false"/>
      <style:text-properties fo:font-style="italic" style:text-underline-style="none" fo:font-weight="bold" officeooo:rsid="00276661" officeooo:paragraph-rsid="00276661" style:font-style-asian="italic" style:font-weight-asian="bold" style:font-style-complex="italic" style:font-weight-complex="bold"/>
    </style:style>
    <style:style style:name="P20" style:family="paragraph" style:parent-style-name="Standard">
      <style:paragraph-properties fo:text-align="start" style:justify-single-word="false"/>
      <style:text-properties fo:font-style="italic" style:text-underline-style="solid" style:text-underline-width="auto" style:text-underline-color="font-color" fo:font-weight="bold" officeooo:rsid="001b577b" officeooo:paragraph-rsid="001b577b" style:font-style-asian="italic" style:font-weight-asian="bold" style:font-style-complex="italic" style:font-weight-complex="bold"/>
    </style:style>
    <style:style style:name="P21" style:family="paragraph" style:parent-style-name="Standard">
      <style:paragraph-properties fo:text-align="start" style:justify-single-word="false"/>
      <style:text-properties fo:font-style="normal" style:text-underline-style="none" fo:font-weight="bold" officeooo:rsid="001b577b" officeooo:paragraph-rsid="001b577b" style:font-style-asian="normal" style:font-weight-asian="bold" style:font-style-complex="normal" style:font-weight-complex="bold"/>
    </style:style>
    <style:style style:name="P22"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9c399" officeooo:paragraph-rsid="0019c399"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b577b" officeooo:paragraph-rsid="001b577b" style:font-style-asian="normal" style:font-weight-asian="bold" style:font-style-complex="normal" style:font-weight-complex="bold"/>
    </style:style>
    <style:style style:name="P24"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c0baf" officeooo:paragraph-rsid="001c0baf" style:font-style-asian="normal" style:font-weight-asian="bold" style:font-style-complex="normal" style:font-weight-complex="bold"/>
    </style:style>
    <style:style style:name="P2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e0b1f" officeooo:paragraph-rsid="001e0b1f"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f0f31" officeooo:paragraph-rsid="001f8cfb" style:font-style-asian="normal" style:font-weight-asian="bold" style:font-style-complex="normal" style:font-weight-complex="bold"/>
    </style:style>
    <style:style style:name="P27"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1f0f31" officeooo:paragraph-rsid="0021f2aa" style:font-style-asian="normal" style:font-weight-asian="bold" style:font-style-complex="normal" style:font-weight-complex="bold"/>
    </style:style>
    <style:style style:name="P28"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21f2aa" officeooo:paragraph-rsid="0021f2aa" style:font-style-asian="normal" style:font-weight-asian="bold" style:font-style-complex="normal"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6db8f" style:font-weight-asian="normal" style:font-weight-complex="normal"/>
    </style:style>
    <style:style style:name="T4" style:family="text">
      <style:text-properties style:text-underline-style="none" fo:font-weight="normal" officeooo:rsid="0017ded9" style:font-weight-asian="normal" style:font-weight-complex="normal"/>
    </style:style>
    <style:style style:name="T5" style:family="text">
      <style:text-properties style:text-underline-style="none" fo:font-weight="normal" officeooo:rsid="0019c399" style:font-weight-asian="normal" style:font-weight-complex="normal"/>
    </style:style>
    <style:style style:name="T6" style:family="text">
      <style:text-properties style:text-underline-style="none" fo:font-weight="normal" officeooo:rsid="001c0baf" style:font-weight-asian="normal" style:font-weight-complex="normal"/>
    </style:style>
    <style:style style:name="T7" style:family="text">
      <style:text-properties style:text-underline-style="none" fo:font-weight="normal" officeooo:rsid="001f8cfb" style:font-weight-asian="normal" style:font-weight-complex="normal"/>
    </style:style>
    <style:style style:name="T8" style:family="text">
      <style:text-properties style:text-underline-style="none" fo:font-weight="normal" officeooo:rsid="00201964" style:font-weight-asian="normal" style:font-weight-complex="normal"/>
    </style:style>
    <style:style style:name="T9" style:family="text">
      <style:text-properties style:text-underline-style="none" fo:font-weight="normal" officeooo:rsid="0021f2aa" style:font-weight-asian="normal" style:font-weight-complex="normal"/>
    </style:style>
    <style:style style:name="T10" style:family="text">
      <style:text-properties style:text-underline-style="none" fo:font-weight="normal" officeooo:rsid="002652ca" style:font-weight-asian="normal" style:font-weight-complex="normal"/>
    </style:style>
    <style:style style:name="T11" style:family="text">
      <style:text-properties style:text-underline-style="none" fo:font-weight="normal" officeooo:rsid="00276661" style:font-weight-asian="normal" style:font-weight-complex="normal"/>
    </style:style>
    <style:style style:name="T12" style:family="text">
      <style:text-properties style:text-underline-style="none" fo:font-weight="normal" officeooo:rsid="00290377" style:font-weight-asian="normal" style:font-weight-complex="normal"/>
    </style:style>
    <style:style style:name="T13" style:family="text">
      <style:text-properties style:text-underline-style="none" officeooo:rsid="001b577b"/>
    </style:style>
    <style:style style:name="T14" style:family="text">
      <style:text-properties style:text-underline-style="none" officeooo:rsid="00276661"/>
    </style:style>
    <style:style style:name="T15" style:family="text">
      <style:text-properties fo:font-weight="normal" style:font-weight-asian="normal" style:font-weight-complex="normal"/>
    </style:style>
    <style:style style:name="T16" style:family="text">
      <style:text-properties fo:font-weight="normal" officeooo:rsid="0016db8f" style:font-weight-asian="normal" style:font-weight-complex="normal"/>
    </style:style>
    <style:style style:name="T17" style:family="text">
      <style:text-properties style:text-position="super 58%" style:text-underline-style="none" fo:font-weight="normal" style:font-weight-asian="normal" style:font-weight-complex="normal"/>
    </style:style>
    <style:style style:name="T18" style:family="text">
      <style:text-properties style:text-position="super 58%" style:text-underline-style="none" fo:font-weight="normal" officeooo:rsid="0016db8f" style:font-weight-asian="normal" style:font-weight-complex="normal"/>
    </style:style>
    <style:style style:name="T19" style:family="text">
      <style:text-properties style:text-position="super 58%" style:text-underline-style="none" fo:font-weight="normal" officeooo:rsid="001f8cfb" style:font-weight-asian="normal" style:font-weight-complex="normal"/>
    </style:style>
    <style:style style:name="T20" style:family="text">
      <style:text-properties style:text-position="super 58%" fo:font-weight="bold" style:font-weight-asian="bold" style:font-weight-complex="bold"/>
    </style:style>
    <style:style style:name="T21" style:family="text">
      <style:text-properties officeooo:rsid="0017ded9"/>
    </style:style>
    <style:style style:name="T22" style:family="text">
      <style:text-properties officeooo:rsid="0019c399"/>
    </style:style>
    <style:style style:name="T23" style:family="text">
      <style:text-properties fo:font-weight="bold" style:font-weight-asian="bold"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1c0baf"/>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officeooo:rsid="00201964"/>
    </style:style>
    <style:style style:name="T28" style:family="text">
      <style:text-properties officeooo:rsid="0022ff39"/>
    </style:style>
    <style:style style:name="T29" style:family="text">
      <style:text-properties officeooo:rsid="0027666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24">Sivanantham Si</text:span><text:span text:style-name="T25">vasujiban</text:span><text:tab/><text:tab/><text:tab/><text:tab/><text:tab/><text:tab/><text:tab/> <text:s text:c="10"/><text:span text:style-name="T24">Pour le 22/02/2017</text:span></text:p>
      <text:p text:style-name="P15"/>
      <text:p text:style-name="P8">Technologies NoSQL</text:p>
      <text:p text:style-name="P1"/>
      <text:p text:style-name="P2"/>
      <text:p text:style-name="P3">Définition de ce qu’est le meilleur endroit pour vivre à New-York</text:p>
      <text:p text:style-name="P3"><text:span text:style-name="T2"/></text:p>
      <text:p text:style-name="P3"><text:span text:style-name="T2"><text:tab/>Me mettant dans la peau d’un jeune diplomé allant travailler à New York, je dois trouver la maison idéal</text:span><text:span text:style-name="T10">e</text:span><text:span text:style-name="T2"> </text:span><text:span text:style-name="T3">pour emménager. Pour trouver celui ci, je </text:span><text:span text:style-name="T5">d’abord présenter</text:span><text:span text:style-name="T3"> mes critères de choix :</text:span></text:p>
      <text:list xml:id="list4870466469660186571" text:style-name="L2">
        <text:list-item>
          <text:p text:style-name="P9"><text:span text:style-name="T3">N’étant pas (mais alors vraiment pas) bon en cuisine, mon 1</text:span><text:span text:style-name="T18">er</text:span><text:span text:style-name="T3"> critère sera la variété et le nombre de restaurant qui seront au alentour.</text:span></text:p>
        </text:list-item>
        <text:list-item>
          <text:p text:style-name="P10"><text:span text:style-name="T3">M</text:span><text:span text:style-name="T2">on second critère est la santé. Pour cela je souhaiterai</text:span><text:span text:style-name="T10">s</text:span><text:span text:style-name="T2"> avoir un hopital pas trop loin de chez moi car je n’ai ni voiture, ni moto </text:span><text:span text:style-name="T10">et s</text:span><text:span text:style-name="T2">i j’ai besoin d’aller à l’hopital, je souhaiterai</text:span><text:span text:style-name="T10">s</text:span><text:span text:style-name="T2"> y arriver assez vite en transport en commun </text:span><text:span text:style-name="T10">ou </text:span><text:span text:style-name="T2"><text:s/>si les ambulances doivent venir chez moi, ce sera plus rapide !</text:span></text:p>
        </text:list-item>
        <text:list-item>
          <text:p text:style-name="P10"><text:span text:style-name="T2">Mon troisième critère se portera plus vers </text:span><text:span text:style-name="T10">les commerces</text:span><text:span text:style-name="T2">. En effet, je habit</text:span><text:span text:style-name="T11">er</text:span><text:span text:style-name="T2"> pas trop loin de magasin d’électronique et de vente et achat d’occasion. Ce sont des magasins que je fréquente souvent et il est difficile d’en trouver à l’endroit ou j’habite actuellement. J’aimerai aussi qu’il ai des tabacs pas trop loin de chez moi, étant fumeur ca pourrait m’aider. </text:span><text:span text:style-name="T11">Les autres commerces m’intéressent aussi, c’est toujours bien d’avoir un pressing ou un billetterie pas loin de chez soi.</text:span></text:p>
        </text:list-item>
        <text:list-item>
          <text:p text:style-name="P10"><text:span text:style-name="T2">Dernier critère, ce critère vient juste confirmer si le lieu est bon, il me faut quelque station de metro </text:span><text:span text:style-name="T11">à</text:span><text:span text:style-name="T2"> coté de chez moi (soit à moins de 500 mètre). Comme je l’ai dit plus t</text:span><text:span text:style-name="T11">ô</text:span><text:span text:style-name="T2">t, n’ayant pas de permit, j’ai besoin de me déplacer en transport en commun (notamment si je veux aller manger au restaurant) et il faut qu’il y </text:span><text:span text:style-name="T4">ai </text:span><text:span text:style-name="T2">au moins 5 stations à moins de 500 mètre</text:span><text:span text:style-name="T4">s</text:span><text:span text:style-name="T2"> de chez moi.</text:span></text:p>
        </text:list-item>
      </text:list>
      <text:p text:style-name="P11"><text:span text:style-name="T2"/></text:p>
      <text:p text:style-name="P4"/>
      <text:p text:style-name="P4"><text:span text:style-name="T21">Présentation des jeux de données et leur s</text:span>cript pour <text:span text:style-name="T21">les </text:span>télécharger</text:p>
      <text:p text:style-name="P4"/>
      <text:p text:style-name="P13"><text:tab/>Présenter en détails chaque base données serait long <text:span text:style-name="T29">et pas vraiment utile</text:span>, c’est pourquoi je ne vais présenter que de manière général ces bases. Pour chaque bases, je vais juste présenter ce qu’il contient et quelles sont les variables que j’ai utilisé.</text:p>
      <text:p text:style-name="P4"/>
      <text:p text:style-name="P12"><text:span text:style-name="T23"><text:tab/>1</text:span><text:span text:style-name="T20">er</text:span><text:span text:style-name="T23"> base de données</text:span> concernant les hopitaux de NYC: un dataset de 78 hopitaux avec leur localisation gps, leur adresse et des informations sur le type d’hopital.</text:p>
      <text:p text:style-name="P6">Script :</text:p>
      <text:p text:style-name="P12">wget https://data.cityofnewyork.us/resource/w7a6-9xrz.json</text:p>
      <text:p text:style-name="P12">mv w7a6-9xrz.json health.json</text:p>
      <text:p text:style-name="P12"/>
      <text:p text:style-name="P12"><text:span text:style-name="T23"><text:tab/>2</text:span><text:span text:style-name="T20">e</text:span><text:span text:style-name="T23"> base de données</text:span> concernant les entrées de métro de NYC : un dataset regroupant les localisations gps de chaque entrée de métro de NYC ainsi que la ligne du metro. Dedans sont renseigné<text:span text:style-name="T29">es</text:span> 771 entrée.</text:p>
      <text:p text:style-name="P6">Script :</text:p>
      <text:p text:style-name="P16">wget https://data.cityofnewyork.us/api/views/he7q-3hwy/rows.csv?accessType=DOWNLOAD</text:p>
      <text:p text:style-name="P16">mv rows.csv?accessType=DOWNLOAD subway.csv</text:p>
      <text:p text:style-name="P12"/>
      <text:p text:style-name="P12"><text:span text:style-name="T23"><text:tab/>3</text:span><text:span text:style-name="T20">e</text:span><text:span text:style-name="T23"> base de données </text:span>concernant les commerces et leur licences de NYC : Un <text:span text:style-name="T22">dataset de l’ensemble des commerces de NYC (76495 commerces en tout). On peut trouver les localisation gps, l’adresse et la catégorie du commerce dans ces données.</text:span></text:p>
      <text:p text:style-name="P7">Script :</text:p>
      <text:p text:style-name="P16">wget https://data.cityofnewyork.us/api/views/w7w3-xahh/rows.csv?accessType=DOWNLOAD</text:p>
      <text:p text:style-name="P16"><text:soft-page-break/>mv rows.csv?accessType=DOWNLOAD business.csv</text:p>
      <text:p text:style-name="P12"/>
      <text:p text:style-name="P12"><text:span text:style-name="T23"><text:tab/>4</text:span><text:span text:style-name="T20">e</text:span><text:span text:style-name="T23"> base de données </text:span>concernant les restaurants de NYC : <text:span text:style-name="T22">Regroupe l’ensemble des restaurants de NYC. On a accès à l’adresse du restaurant et au type de restauration qu’il propose.</text:span></text:p>
      <text:p text:style-name="P22">Script :</text:p>
      <text:p text:style-name="P16">wget https://data.cityofnewyork.us/api/views/incp-bqzd/rows.csv?accessType=DOWNLOAD</text:p>
      <text:p text:style-name="P16">mv rows.csv?accessType=DOWNLOAD resto.csv</text:p>
      <text:p text:style-name="P4"><text:span text:style-name="T2"/></text:p>
      <text:p text:style-name="P5">Choix de la base de données.</text:p>
      <text:p text:style-name="P5"><text:span text:style-name="T2"/></text:p>
      <text:p text:style-name="P7"><text:span text:style-name="T1"><text:tab/>J’ai choisi d’utiliser MongoDB pour plusieurs raison</text:span><text:span text:style-name="T14">s</text:span><text:span text:style-name="T1">. La première est que c’est celle que je maitrise le mieux parmi les bases de données que nous avons vu en cours. </text:span><text:span text:style-name="T13">De plus, mongoDB est l’une des bases les plus utilisé</text:span><text:span text:style-name="T14">es</text:span><text:span text:style-name="T13"> (par exemple on l’utilise </text:span><text:span text:style-name="T14">à</text:span><text:span text:style-name="T13"> présent comme base de données pour des sites web</text:span><text:span text:style-name="T14"> comme </text:span><text:span text:style-name="T13">ceux codé avec meteorjs </text:span><text:span text:style-name="T14">)</text:span><text:span text:style-name="T13"> de ce fait, j’ai eut envie de voir qu’est ce qu’il </text:span><text:span text:style-name="T14">peut</text:span><text:span text:style-name="T13"> être fait avec mongo et python. C’est </text:span><text:span text:style-name="T14">d’ailleur </text:span><text:span text:style-name="T13">pourquoi je vais utiliser le package pymongo pour effectuer ce projet.</text:span></text:p>
      <text:p text:style-name="P4"><text:span text:style-name="T2"/></text:p>
      <text:p text:style-name="P21">Script pour l’installation de mongoDB, de python (et pymongo) et de l’import des données dans mongoDB</text:p>
      <text:p text:style-name="P21"/>
      <text:p text:style-name="P23"><text:span text:style-name="T15">Installation de MongoDB</text:span></text:p>
      <text:p text:style-name="P23"><text:span text:style-name="T2"/></text:p>
      <text:p text:style-name="P20"><text:span text:style-name="T2">sudo apt-key adv --keyserver hkp://keyserver.ubuntu.com:80 –recv 0C49F3730359A14518585931BC711F9BA15703C6</text:span></text:p>
      <text:p text:style-name="P20"><text:span text:style-name="T2">echo "deb [ arch=amd64,arm64 ] http://repo.mongodb.org/apt/ubuntu xenial/mongodb-org/3.4 multiverse" | sudo tee /etc/apt/sources.list.d/mongodb-org-3.4.list</text:span></text:p>
      <text:p text:style-name="P20"><text:span text:style-name="T2">sudo apt-get update</text:span></text:p>
      <text:p text:style-name="P20"><text:span text:style-name="T2">sudo apt-get install -y mongodb-org</text:span></text:p>
      <text:p text:style-name="P20"><text:span text:style-name="T2">sudo service mongod star</text:span><text:span text:style-name="T6">t</text:span></text:p>
      <text:p text:style-name="P3"><text:span text:style-name="T3"/></text:p>
      <text:p text:style-name="P23"><text:span text:style-name="T16">I</text:span><text:span text:style-name="T15">mport des données sur mongoDB</text:span></text:p>
      <text:p text:style-name="P23"><text:span text:style-name="T15"/></text:p>
      <text:p text:style-name="P17"><text:span text:style-name="T15">cd repertoire/des/donnees</text:span></text:p>
      <text:p text:style-name="P17"><text:span text:style-name="T15">mongoimport --jsonArray --db NYC --collection health --file health.json </text:span></text:p>
      <text:p text:style-name="P17"><text:span text:style-name="T15">mongoimport --db NYC --collection business --type csv --file business.csv --headerline</text:span></text:p>
      <text:p text:style-name="P17"><text:span text:style-name="T15">mongoimport --db NYC --collection subway --type csv --file subway.csv --headerline</text:span></text:p>
      <text:p text:style-name="P17"><text:span text:style-name="T15">mongoimport --db NYC --collection resto --type csv --file resto.csv –headerline</text:span></text:p>
      <text:p text:style-name="P17"><text:span text:style-name="T15"/></text:p>
      <text:p text:style-name="P24"><text:span text:style-name="T15">Installation de Spyder (IDE que j’ai utilisé en version 2,7)</text:span><text:span text:style-name="T26"> </text:span><text:span text:style-name="T15">et de pymongo</text:span></text:p>
      <text:p text:style-name="P24"><text:span text:style-name="T15"/></text:p>
      <text:p text:style-name="P18"><text:span text:style-name="T15">sudo apt-get install spyder</text:span></text:p>
      <text:p text:style-name="P18"><text:span text:style-name="T15">sudo pip install pymongo</text:span></text:p>
      <text:p text:style-name="P18"><text:span text:style-name="T15"/></text:p>
      <text:p text:style-name="P25">Description <text:span text:style-name="T27">général </text:span>de la méthode et de l’algorithme</text:p>
      <text:p text:style-name="P25"><text:span text:style-name="T2"/></text:p>
      <text:p text:style-name="P26"><text:span text:style-name="T2"><text:tab/>L’idée général est de filtrer les données sur plusieurs critère afin de </text:span><text:span text:style-name="T11">réduire </text:span><text:span text:style-name="T12">le nombre de batiment d’interet et de faire une moyenne sur leur localisattion.</text:span><text:span text:style-name="T2"> Mon critère principal étant le nombre de restaurants dans le coin j’ai commencé par compter le nombre de restaurant</text:span><text:span text:style-name="T12">s</text:span><text:span text:style-name="T2"> par code</text:span><text:span text:style-name="T12">s</text:span><text:span text:style-name="T2"> postal</text:span><text:span text:style-name="T12">s</text:span><text:span text:style-name="T2"> (j’ai d’abord cherch</text:span><text:span text:style-name="T12">é</text:span><text:span text:style-name="T2"> à réduire le périmètre de recherche de la ville tout entière à un code postal uniquement), </text:span><text:span text:style-name="T7">en utilisant la base des restaurant</text:span><text:span text:style-name="T12">s</text:span><text:span text:style-name="T2">. De cette recherche on </text:span><text:span text:style-name="T9">se re</text:span><text:span text:style-name="T2">trouve </text:span><text:span text:style-name="T9">avec</text:span><text:span text:style-name="T2"> 2 code</text:span><text:span text:style-name="T12">s</text:span><text:span text:style-name="T2"> postaux (qui se démarquaient des autres, le 1</text:span><text:span text:style-name="T17">er</text:span><text:span text:style-name="T2"> avait environ 300 restaurant, le 2</text:span><text:span text:style-name="T17">e</text:span><text:span text:style-name="T2"> <text:s/>environ 150 et le 3</text:span><text:span text:style-name="T17">e</text:span><text:span text:style-name="T2"> moins de 100). </text:span><text:span text:style-name="T7">Pour ne garder qu’un seul des 2 codes postaux, </text:span><text:span text:style-name="T9">j’ai considéré</text:span><text:span text:style-name="T7"> le 2</text:span><text:span text:style-name="T19">e</text:span><text:span text:style-name="T7"> critère, </text:span><text:soft-page-break/><text:span text:style-name="T7">qui </text:span><text:span text:style-name="T9">est</text:span><text:span text:style-name="T7"> la santé et les hopitaux. J’ai donc garder le code postal qui possède le plus d’hopitaux. Je vérifie avant de passer à l’étape suivante si les restaurant</text:span><text:span text:style-name="T12">s</text:span><text:span text:style-name="T7"> sont vari</text:span><text:span text:style-name="T12">és</text:span><text:span text:style-name="T7">, ce qui est le cas. </text:span></text:p>
      <text:p text:style-name="P27"><text:span text:style-name="T9"><text:tab/></text:span><text:span text:style-name="T7">Maintenant que j’ai trouvé le code postal, il faut maintenant que je trouve la rue.</text:span><text:span text:style-name="T2"> </text:span><text:span text:style-name="T7">Pour déterminer celui ci, je dois d’abord <text:s/>savoir à coté de quels batiments je souhaite vivre. Il y a bien évidemment les hopitaux, mais aussi </text:span><text:span text:style-name="T9">les </text:span><text:span text:style-name="T7">différents commerces. Je ne vais pas prendre en compte les restaurant, étant donné qu’il y en a déjà beaucoup dans la zone. </text:span></text:p>
      <text:p text:style-name="P27"><text:span text:style-name="T7"><text:tab/>La variable que j’ai utilisé pour calculer les proximité</text:span><text:span text:style-name="T12">s</text:span><text:span text:style-name="T7"> est la localisation gps (en longitude et latitude). </text:span><text:span text:style-name="T8">J’ai calculé la longitude et la latitude moyenne des batiments, en mettant un poids de 50 sur les hopitaux, de 2 sur les commerces d’electronique, d’achat revente d’occasion et ceux qui peuvent vendre des cigarette</text:span><text:span text:style-name="T12">s</text:span><text:span text:style-name="T8">, et un poids de 1 pour tout les autres commerces. Après ce calcul, on se retrouve avec un point [xMoy,yMoy] <text:s/>qui serait en théorie le lieux idéal ! </text:span></text:p>
      <text:p text:style-name="P27"><text:span text:style-name="T8"><text:tab/>Malheureusement, dans mon cas, il se situe en plein milieu de la rivière hudson, ce qui n’est pas pratique. J’ai donc rajouté une étape, j’ai déterminé le batiment le plus proche (en terme de kilomètre et non coordonnées gps) de [xMoy,yMoy] et qui se trouve dans le bon code postal. Lors de ce calcul, j’ai du faire des conversion latitude/longitude → kilomètre et inversement. </text:span><text:span text:style-name="T9">La base de données utilisé pour cette étape est la base des commerces. J’ai fais ce choix car il comporte l’adresse et </text:span><text:span text:style-name="T12">la</text:span><text:span text:style-name="T9"> localisation gps de beaucoup de batiment, j’aurais aimer le faire sur une base de données regroupant tout les batiment</text:span><text:span text:style-name="T12">s</text:span><text:span text:style-name="T9"> de NYC mais dans la seul</text:span><text:span text:style-name="T12">e</text:span><text:span text:style-name="T9"> que j’ai trouvé sur le site, il </text:span><text:span text:style-name="T12">manquait</text:span><text:span text:style-name="T9"> l’adresse.</text:span><text:span text:style-name="T8"> Maintenant que nous savons ou se situe le lieux idéal, il ne reste plus qu’</text:span><text:span text:style-name="T12">à</text:span><text:span text:style-name="T8"> vérifier si il y a plus de 5 métro </text:span><text:span text:style-name="T12">à</text:span><text:span text:style-name="T8"> moins de 500 mètre. <text:s/></text:span></text:p>
      <text:p text:style-name="P27"><text:span text:style-name="T8"/></text:p>
      <text:p text:style-name="P28">Résultats</text:p>
      <text:p text:style-name="P28"><text:span text:style-name="T2"/></text:p>
      <text:p text:style-name="P28"><text:span text:style-name="T2"><text:tab/>Après avoir </text:span><text:span text:style-name="T12">fait</text:span><text:span text:style-name="T2"> tourner cet algorithme, le lieu idéal se trouve dans le code postal 10038 où il y a 1 hopital et 308 restaurant</text:span><text:span text:style-name="T12">s </text:span><text:span text:style-name="T2">! La localisation exacte est [-73.9964867686 , 40.7103824996]([longitude , latitude]) qui se trouve dans Catherine Street ! Et le meilleur pour la fin, on peut trouver 79 entrée</text:span><text:span text:style-name="T12">s</text:span><text:span text:style-name="T2"> de metro à moins de 500 mètres de la localisation. Je ne devrais pas avoir de soucie à me faire pour les transports !</text:span></text:p>
      <text:p text:style-name="P28"/>
      <text:p text:style-name="P19">Le script python <text:span text:style-name="T28">de cet méthode </text:span>est dans le fichier TechNoSQL_Sivanantham.p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7:07:02.530122791</meta:creation-date>
    <dc:date>2017-02-22T19:38:12.179901825</dc:date>
    <meta:editing-duration>PT26M28S</meta:editing-duration>
    <meta:editing-cycles>6</meta:editing-cycles>
    <meta:generator>LibreOffice/5.1.4.2$Linux_X86_64 LibreOffice_project/10m0$Build-2</meta:generator>
    <meta:document-statistic meta:table-count="0" meta:image-count="0" meta:object-count="0" meta:page-count="3" meta:paragraph-count="52" meta:word-count="1279" meta:character-count="7851" meta:non-whitespace-character-count="6608"/>
  </office:meta>
</office:document-meta>
</file>